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ipientListAggregator.RecipientListAggreg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cipientListAggregator.buildAggregate( Object aggregation , NormalizedMessage message , MessageExchange exchange , boolean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